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1" table:style-name="ta1">
        <table:shapes>
          <draw:frame draw:z-index="0" draw:style-name="gr1" draw:text-style-name="P1" svg:width="453.15pt" svg:height="255.26pt" svg:x="603.95pt" svg:y="191.99pt">
            <loext:p draw:notify-on-update-of-ranges="test_1.L1:test_1.L12 test_1.N1:test_1.N12 test_1.L1:test_1.L12 test_1.P1:test_1.P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standard deviation" draw:style-name="gr1" draw:text-style-name="P1" svg:width="453.51pt" svg:height="255.09pt" svg:x="606.93pt" svg:y="462.87pt">
            <loext:p draw:notify-on-update-of-ranges="test_1.L1:test_1.L12 test_1.O1:test_1.O12 test_1.L1:test_1.L12 test_1.Q1:test_1.Q12"/>
            <draw:object xlink:href="./Object 2" xlink:type="simple" xlink:show="embed" xlink:actuate="onLoad"/>
            <draw:image xlink:href="./ObjectReplacements/Object 2" xlink:type="simple" xlink:show="embed" xlink:actuate="onLoad"/>
            <svg:title>Standard deviation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float" office:value="21136" calcext:value-type="float">
            <text:p>21136</text:p>
          </table:table-cell>
          <table:table-cell office:value-type="string" calcext:value-type="string">
            <text:p><text:s/>low model</text:p>
          </table:table-cell>
          <table:table-cell office:value-type="float" office:value="25231.90268" calcext:value-type="float">
            <text:p>25231.90268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21307.5" calcext:value-type="float">
            <text:p>21307.5</text:p>
          </table:table-cell>
          <table:table-cell/>
          <table:table-cell office:value-type="float" office:value="24117.04804985" calcext:value-type="float">
            <text:p>24117.04804985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21307.5" calcext:value-type="float">
            <text:p>21307.5</text:p>
          </table:table-cell>
          <table:table-cell table:formula="of:=STDEV([.B1:.B6])" office:value-type="float" office:value="336.3841553938" calcext:value-type="float">
            <text:p>336.3841553938</text:p>
          </table:table-cell>
          <table:table-cell office:value-type="float" office:value="24117.04804985" calcext:value-type="float">
            <text:p>24117.04804985</text:p>
          </table:table-cell>
          <table:table-cell table:formula="of:=STDEV([.D1:.D6])" office:value-type="float" office:value="987.198607641957" calcext:value-type="float">
            <text:p>987.19860764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25" calcext:value-type="float">
            <text:p>21225</text:p>
          </table:table-cell>
          <table:table-cell office:value-type="string" calcext:value-type="string">
            <text:p><text:s/>low model</text:p>
          </table:table-cell>
          <table:table-cell office:value-type="float" office:value="22332.8367936" calcext:value-type="float">
            <text:p>22332.8367936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1007.8333333333" calcext:value-type="float">
            <text:p>21007.8333333333</text:p>
          </table:table-cell>
          <table:table-cell table:formula="of:=STDEV([.B7:.B12])" office:value-type="float" office:value="456.000182748501" calcext:value-type="float">
            <text:p>456.0001827485</text:p>
          </table:table-cell>
          <table:table-cell office:value-type="float" office:value="23346.7756830167" calcext:value-type="float">
            <text:p>23346.7756830167</text:p>
          </table:table-cell>
          <table:table-cell table:formula="of:=STDEV([.D7:.D12])" office:value-type="float" office:value="729.358030127645" calcext:value-type="float">
            <text:p>729.358030127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37" calcext:value-type="float">
            <text:p>20937</text:p>
          </table:table-cell>
          <table:table-cell office:value-type="string" calcext:value-type="string">
            <text:p><text:s/>low model</text:p>
          </table:table-cell>
          <table:table-cell office:value-type="float" office:value="24097.7235519" calcext:value-type="float">
            <text:p>24097.7235519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/>
          <table:table-cell office:value-type="float" office:value="20974.5" calcext:value-type="float">
            <text:p>20974.5</text:p>
          </table:table-cell>
          <table:table-cell table:formula="of:=STDEV([.B13:.B18])" office:value-type="float" office:value="575.237603082413" calcext:value-type="float">
            <text:p>575.2376030824</text:p>
          </table:table-cell>
          <table:table-cell office:value-type="float" office:value="22893.0410774" calcext:value-type="float">
            <text:p>22893.0410774</text:p>
          </table:table-cell>
          <table:table-cell table:formula="of:=STDEV([.D13:.D18])" office:value-type="float" office:value="877.212782671644" calcext:value-type="float">
            <text:p>877.212782671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61" calcext:value-type="float">
            <text:p>21561</text:p>
          </table:table-cell>
          <table:table-cell office:value-type="string" calcext:value-type="string">
            <text:p><text:s/>low model</text:p>
          </table:table-cell>
          <table:table-cell office:value-type="float" office:value="23933.4845763" calcext:value-type="float">
            <text:p>23933.4845763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office:value-type="float" office:value="20838" calcext:value-type="float">
            <text:p>20838</text:p>
          </table:table-cell>
          <table:table-cell table:formula="of:=STDEV([.B19:.B24])" office:value-type="float" office:value="197.10301874908" calcext:value-type="float">
            <text:p>197.1030187491</text:p>
          </table:table-cell>
          <table:table-cell office:value-type="float" office:value="23038.9308832667" calcext:value-type="float">
            <text:p>23038.9308832667</text:p>
          </table:table-cell>
          <table:table-cell table:formula="of:=STDEV([.D19:.D24])" office:value-type="float" office:value="946.69491273442" calcext:value-type="float">
            <text:p>946.6949127344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853" calcext:value-type="float">
            <text:p>21853</text:p>
          </table:table-cell>
          <table:table-cell office:value-type="string" calcext:value-type="string">
            <text:p><text:s/>low model</text:p>
          </table:table-cell>
          <table:table-cell office:value-type="float" office:value="24679.7019599" calcext:value-type="float">
            <text:p>24679.7019599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/>
          <table:table-cell office:value-type="float" office:value="20597.5" calcext:value-type="float">
            <text:p>20597.5</text:p>
          </table:table-cell>
          <table:table-cell table:formula="of:=STDEV([.B25:.B30])" office:value-type="float" office:value="377.907263756599" calcext:value-type="float">
            <text:p>377.9072637566</text:p>
          </table:table-cell>
          <table:table-cell office:value-type="float" office:value="21837.2660218" calcext:value-type="float">
            <text:p>21837.2660218</text:p>
          </table:table-cell>
          <table:table-cell table:formula="of:=STDEV([.D25:.D30])" office:value-type="float" office:value="1181.46743354713" calcext:value-type="float">
            <text:p>1181.467433547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33" calcext:value-type="float">
            <text:p>21133</text:p>
          </table:table-cell>
          <table:table-cell office:value-type="string" calcext:value-type="string">
            <text:p><text:s/>low model</text:p>
          </table:table-cell>
          <table:table-cell office:value-type="float" office:value="24426.6387374" calcext:value-type="float">
            <text:p>24426.6387374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/>
          <table:table-cell office:value-type="float" office:value="20864.3333333333" calcext:value-type="float">
            <text:p>20864.3333333333</text:p>
          </table:table-cell>
          <table:table-cell table:formula="of:=STDEV([.B31:.B36])" office:value-type="float" office:value="230.171819879556" calcext:value-type="float">
            <text:p>230.1718198796</text:p>
          </table:table-cell>
          <table:table-cell office:value-type="float" office:value="22138.6356363833" calcext:value-type="float">
            <text:p>22138.6356363833</text:p>
          </table:table-cell>
          <table:table-cell table:formula="of:=STDEV([.D31:.D36])" office:value-type="float" office:value="934.093009526012" calcext:value-type="float">
            <text:p>934.09300952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89" calcext:value-type="float">
            <text:p>20789</text:p>
          </table:table-cell>
          <table:table-cell office:value-type="string" calcext:value-type="string">
            <text:p><text:s/>low model</text:p>
          </table:table-cell>
          <table:table-cell office:value-type="float" office:value="23960.74766" calcext:value-type="float">
            <text:p>23960.74766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07.8333333333" calcext:value-type="float">
            <text:p>21007.8333333333</text:p>
          </table:table-cell>
          <table:table-cell/>
          <table:table-cell office:value-type="float" office:value="23346.7756830167" calcext:value-type="float">
            <text:p>23346.7756830167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20612.1666666667" calcext:value-type="float">
            <text:p>20612.1666666667</text:p>
          </table:table-cell>
          <table:table-cell table:formula="of:=STDEV([.B37:.B42])" office:value-type="float" office:value="385.822454850242" calcext:value-type="float">
            <text:p>385.8224548502</text:p>
          </table:table-cell>
          <table:table-cell office:value-type="float" office:value="21536.22736865" calcext:value-type="float">
            <text:p>21536.22736865</text:p>
          </table:table-cell>
          <table:table-cell table:formula="of:=STDEV([.D37:.D42])" office:value-type="float" office:value="1378.93424275911" calcext:value-type="float">
            <text:p>1378.934242759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338" calcext:value-type="float">
            <text:p>21338</text:p>
          </table:table-cell>
          <table:table-cell office:value-type="string" calcext:value-type="string">
            <text:p><text:s/>low model</text:p>
          </table:table-cell>
          <table:table-cell office:value-type="float" office:value="23120.8464886" calcext:value-type="float">
            <text:p>23120.8464886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/>
          <table:table-cell office:value-type="float" office:value="20769.5" calcext:value-type="float">
            <text:p>20769.5</text:p>
          </table:table-cell>
          <table:table-cell table:formula="of:=STDEV([.B43:.B48])" office:value-type="float" office:value="285.410406257375" calcext:value-type="float">
            <text:p>285.4104062574</text:p>
          </table:table-cell>
          <table:table-cell office:value-type="float" office:value="21570.7241690333" calcext:value-type="float">
            <text:p>21570.7241690333</text:p>
          </table:table-cell>
          <table:table-cell table:formula="of:=STDEV([.D43:.D48])" office:value-type="float" office:value="792.301498597662" calcext:value-type="float">
            <text:p>792.3014985977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97" calcext:value-type="float">
            <text:p>20397</text:p>
          </table:table-cell>
          <table:table-cell office:value-type="string" calcext:value-type="string">
            <text:p><text:s/>low model</text:p>
          </table:table-cell>
          <table:table-cell office:value-type="float" office:value="22659.8301834" calcext:value-type="float">
            <text:p>22659.8301834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/>
          <table:table-cell office:value-type="float" office:value="20431" calcext:value-type="float">
            <text:p>20431</text:p>
          </table:table-cell>
          <table:table-cell table:formula="of:=STDEV([.B49:.B54])" office:value-type="float" office:value="416.548676627354" calcext:value-type="float">
            <text:p>416.5486766274</text:p>
          </table:table-cell>
          <table:table-cell office:value-type="float" office:value="21121.1510871" calcext:value-type="float">
            <text:p>21121.1510871</text:p>
          </table:table-cell>
          <table:table-cell table:formula="of:=STDEV([.D49:.D54])" office:value-type="float" office:value="1265.52027696425" calcext:value-type="float">
            <text:p>1265.5202769643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91" calcext:value-type="float">
            <text:p>20791</text:p>
          </table:table-cell>
          <table:table-cell office:value-type="string" calcext:value-type="string">
            <text:p><text:s/>low model</text:p>
          </table:table-cell>
          <table:table-cell office:value-type="float" office:value="23738.1919001" calcext:value-type="float">
            <text:p>23738.1919001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/>
          <table:table-cell office:value-type="float" office:value="20535.3333333333" calcext:value-type="float">
            <text:p>20535.3333333333</text:p>
          </table:table-cell>
          <table:table-cell table:formula="of:=STDEV([.B55:.B60])" office:value-type="float" office:value="294.674509699544" calcext:value-type="float">
            <text:p>294.6745096995</text:p>
          </table:table-cell>
          <table:table-cell office:value-type="float" office:value="21691.2853600667" calcext:value-type="float">
            <text:p>21691.2853600667</text:p>
          </table:table-cell>
          <table:table-cell table:formula="of:=STDEV([.D55:.D60])" office:value-type="float" office:value="1174.14938312664" calcext:value-type="float">
            <text:p>1174.1493831267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45" calcext:value-type="float">
            <text:p>21045</text:p>
          </table:table-cell>
          <table:table-cell office:value-type="string" calcext:value-type="string">
            <text:p><text:s/>low model</text:p>
          </table:table-cell>
          <table:table-cell office:value-type="float" office:value="22405.41281" calcext:value-type="float">
            <text:p>22405.41281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/>
          <table:table-cell office:value-type="float" office:value="20384.1666666667" calcext:value-type="float">
            <text:p>20384.1666666667</text:p>
          </table:table-cell>
          <table:table-cell table:formula="of:=STDEV([.B61:.B66])" office:value-type="float" office:value="280.096709489181" calcext:value-type="float">
            <text:p>280.0967094892</text:p>
          </table:table-cell>
          <table:table-cell office:value-type="float" office:value="21553.4271913833" calcext:value-type="float">
            <text:p>21553.4271913833</text:p>
          </table:table-cell>
          <table:table-cell table:formula="of:=STDEV([.D61:.D66])" office:value-type="float" office:value="1125.45287851382" calcext:value-type="float">
            <text:p>1125.452878513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87" calcext:value-type="float">
            <text:p>21687</text:p>
          </table:table-cell>
          <table:table-cell office:value-type="string" calcext:value-type="string">
            <text:p><text:s/>low model</text:p>
          </table:table-cell>
          <table:table-cell office:value-type="float" office:value="24195.625056" calcext:value-type="float">
            <text:p>24195.625056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office:value-type="float" office:value="20539.1666666667" calcext:value-type="float">
            <text:p>20539.1666666667</text:p>
          </table:table-cell>
          <table:table-cell table:formula="of:=STDEV([.B67:.B72])" office:value-type="float" office:value="380.214895377162" calcext:value-type="float">
            <text:p>380.2148953772</text:p>
          </table:table-cell>
          <table:table-cell office:value-type="float" office:value="20867.6476556167" calcext:value-type="float">
            <text:p>20867.6476556167</text:p>
          </table:table-cell>
          <table:table-cell table:formula="of:=STDEV([.D67:.D72])" office:value-type="float" office:value="692.52223970411" calcext:value-type="float">
            <text:p>692.522239704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95" calcext:value-type="float">
            <text:p>20695</text:p>
          </table:table-cell>
          <table:table-cell office:value-type="string" calcext:value-type="string">
            <text:p><text:s/>low model</text:p>
          </table:table-cell>
          <table:table-cell office:value-type="float" office:value="24359.9816425" calcext:value-type="float">
            <text:p>24359.9816425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0974.5" calcext:value-type="float">
            <text:p>20974.5</text:p>
          </table:table-cell>
          <table:table-cell/>
          <table:table-cell office:value-type="float" office:value="22893.0410774" calcext:value-type="float">
            <text:p>22893.0410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10" calcext:value-type="float">
            <text:p>20410</text:p>
          </table:table-cell>
          <table:table-cell office:value-type="string" calcext:value-type="string">
            <text:p><text:s/>low model</text:p>
          </table:table-cell>
          <table:table-cell office:value-type="float" office:value="22763.3873121" calcext:value-type="float">
            <text:p>22763.3873121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19" calcext:value-type="float">
            <text:p>20319</text:p>
          </table:table-cell>
          <table:table-cell office:value-type="string" calcext:value-type="string">
            <text:p><text:s/>low model</text:p>
          </table:table-cell>
          <table:table-cell office:value-type="float" office:value="22302.3055735" calcext:value-type="float">
            <text:p>22302.3055735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59" calcext:value-type="float">
            <text:p>21259</text:p>
          </table:table-cell>
          <table:table-cell office:value-type="string" calcext:value-type="string">
            <text:p><text:s/>low model</text:p>
          </table:table-cell>
          <table:table-cell office:value-type="float" office:value="23177.0545431" calcext:value-type="float">
            <text:p>23177.0545431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<text:s/>low model</text:p>
          </table:table-cell>
          <table:table-cell office:value-type="float" office:value="21778.5414314" calcext:value-type="float">
            <text:p>21778.5414314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49" calcext:value-type="float">
            <text:p>21649</text:p>
          </table:table-cell>
          <table:table-cell office:value-type="string" calcext:value-type="string">
            <text:p><text:s/>low model</text:p>
          </table:table-cell>
          <table:table-cell office:value-type="float" office:value="22976.9759618" calcext:value-type="float">
            <text:p>22976.9759618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62" calcext:value-type="float">
            <text:p>20662</text:p>
          </table:table-cell>
          <table:table-cell office:value-type="string" calcext:value-type="string">
            <text:p><text:s/>low model</text:p>
          </table:table-cell>
          <table:table-cell office:value-type="float" office:value="23446.3875504" calcext:value-type="float">
            <text:p>23446.3875504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0838" calcext:value-type="float">
            <text:p>20838</text:p>
          </table:table-cell>
          <table:table-cell/>
          <table:table-cell office:value-type="float" office:value="23038.9308832667" calcext:value-type="float">
            <text:p>23038.9308832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95" calcext:value-type="float">
            <text:p>21095</text:p>
          </table:table-cell>
          <table:table-cell office:value-type="string" calcext:value-type="string">
            <text:p><text:s/>low model</text:p>
          </table:table-cell>
          <table:table-cell office:value-type="float" office:value="24646.7133145" calcext:value-type="float">
            <text:p>24646.7133145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37" calcext:value-type="float">
            <text:p>20737</text:p>
          </table:table-cell>
          <table:table-cell office:value-type="string" calcext:value-type="string">
            <text:p><text:s/>low model</text:p>
          </table:table-cell>
          <table:table-cell office:value-type="float" office:value="22847.2508372" calcext:value-type="float">
            <text:p>22847.2508372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08" calcext:value-type="float">
            <text:p>20808</text:p>
          </table:table-cell>
          <table:table-cell office:value-type="string" calcext:value-type="string">
            <text:p><text:s/>low model</text:p>
          </table:table-cell>
          <table:table-cell office:value-type="float" office:value="22071.8004019" calcext:value-type="float">
            <text:p>22071.8004019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69" calcext:value-type="float">
            <text:p>21069</text:p>
          </table:table-cell>
          <table:table-cell office:value-type="string" calcext:value-type="string">
            <text:p><text:s/>low model</text:p>
          </table:table-cell>
          <table:table-cell office:value-type="float" office:value="23053.070218" calcext:value-type="float">
            <text:p>23053.070218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57" calcext:value-type="float">
            <text:p>20657</text:p>
          </table:table-cell>
          <table:table-cell office:value-type="string" calcext:value-type="string">
            <text:p><text:s/>low model</text:p>
          </table:table-cell>
          <table:table-cell office:value-type="float" office:value="22168.3629776" calcext:value-type="float">
            <text:p>22168.3629776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<text:s/>low model</text:p>
          </table:table-cell>
          <table:table-cell office:value-type="float" office:value="23835.0784903" calcext:value-type="float">
            <text:p>23835.0784903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0597.5" calcext:value-type="float">
            <text:p>20597.5</text:p>
          </table:table-cell>
          <table:table-cell/>
          <table:table-cell office:value-type="float" office:value="21837.2660218" calcext:value-type="float">
            <text:p>21837.2660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44" calcext:value-type="float">
            <text:p>20044</text:p>
          </table:table-cell>
          <table:table-cell office:value-type="string" calcext:value-type="string">
            <text:p><text:s/>low model</text:p>
          </table:table-cell>
          <table:table-cell office:value-type="float" office:value="21785.4627004" calcext:value-type="float">
            <text:p>21785.4627004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34" calcext:value-type="float">
            <text:p>20434</text:p>
          </table:table-cell>
          <table:table-cell office:value-type="string" calcext:value-type="string">
            <text:p><text:s/>low model</text:p>
          </table:table-cell>
          <table:table-cell office:value-type="float" office:value="21872.9202586" calcext:value-type="float">
            <text:p>21872.9202586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87" calcext:value-type="float">
            <text:p>21187</text:p>
          </table:table-cell>
          <table:table-cell office:value-type="string" calcext:value-type="string">
            <text:p><text:s/>low model</text:p>
          </table:table-cell>
          <table:table-cell office:value-type="float" office:value="20120.0611174" calcext:value-type="float">
            <text:p>20120.0611174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79" calcext:value-type="float">
            <text:p>20679</text:p>
          </table:table-cell>
          <table:table-cell office:value-type="string" calcext:value-type="string">
            <text:p><text:s/>low model</text:p>
          </table:table-cell>
          <table:table-cell office:value-type="float" office:value="21718.3632083" calcext:value-type="float">
            <text:p>21718.3632083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34" calcext:value-type="float">
            <text:p>20734</text:p>
          </table:table-cell>
          <table:table-cell office:value-type="string" calcext:value-type="string">
            <text:p><text:s/>low model</text:p>
          </table:table-cell>
          <table:table-cell office:value-type="float" office:value="21691.7103558" calcext:value-type="float">
            <text:p>21691.7103558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07" calcext:value-type="float">
            <text:p>20707</text:p>
          </table:table-cell>
          <table:table-cell office:value-type="string" calcext:value-type="string">
            <text:p><text:s/>low model</text:p>
          </table:table-cell>
          <table:table-cell office:value-type="float" office:value="23417.9668459" calcext:value-type="float">
            <text:p>23417.9668459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0864.3333333333" calcext:value-type="float">
            <text:p>20864.3333333333</text:p>
          </table:table-cell>
          <table:table-cell/>
          <table:table-cell office:value-type="float" office:value="22138.6356363833" calcext:value-type="float">
            <text:p>22138.6356363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47" calcext:value-type="float">
            <text:p>20747</text:p>
          </table:table-cell>
          <table:table-cell office:value-type="string" calcext:value-type="string">
            <text:p><text:s/>low model</text:p>
          </table:table-cell>
          <table:table-cell office:value-type="float" office:value="21402.3834467" calcext:value-type="float">
            <text:p>21402.3834467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49" calcext:value-type="float">
            <text:p>21249</text:p>
          </table:table-cell>
          <table:table-cell office:value-type="string" calcext:value-type="string">
            <text:p><text:s/>low model</text:p>
          </table:table-cell>
          <table:table-cell office:value-type="float" office:value="21147.9938386" calcext:value-type="float">
            <text:p>21147.9938386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38" calcext:value-type="float">
            <text:p>20938</text:p>
          </table:table-cell>
          <table:table-cell office:value-type="string" calcext:value-type="string">
            <text:p><text:s/>low model</text:p>
          </table:table-cell>
          <table:table-cell office:value-type="float" office:value="23154.125786" calcext:value-type="float">
            <text:p>23154.125786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05" calcext:value-type="float">
            <text:p>20605</text:p>
          </table:table-cell>
          <table:table-cell office:value-type="string" calcext:value-type="string">
            <text:p><text:s/>low model</text:p>
          </table:table-cell>
          <table:table-cell office:value-type="float" office:value="21783.8519091" calcext:value-type="float">
            <text:p>21783.8519091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40" calcext:value-type="float">
            <text:p>20940</text:p>
          </table:table-cell>
          <table:table-cell office:value-type="string" calcext:value-type="string">
            <text:p><text:s/>low model</text:p>
          </table:table-cell>
          <table:table-cell office:value-type="float" office:value="21925.491992" calcext:value-type="float">
            <text:p>21925.491992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<text:s/>low model</text:p>
          </table:table-cell>
          <table:table-cell office:value-type="float" office:value="22996.5893887" calcext:value-type="float">
            <text:p>22996.5893887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0612.1666666667" calcext:value-type="float">
            <text:p>20612.1666666667</text:p>
          </table:table-cell>
          <table:table-cell/>
          <table:table-cell office:value-type="float" office:value="21536.22736865" calcext:value-type="float">
            <text:p>21536.22736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13" calcext:value-type="float">
            <text:p>20813</text:p>
          </table:table-cell>
          <table:table-cell office:value-type="string" calcext:value-type="string">
            <text:p><text:s/>low model</text:p>
          </table:table-cell>
          <table:table-cell office:value-type="float" office:value="23413.9688125" calcext:value-type="float">
            <text:p>23413.9688125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81" calcext:value-type="float">
            <text:p>20681</text:p>
          </table:table-cell>
          <table:table-cell office:value-type="string" calcext:value-type="string">
            <text:p><text:s/>low model</text:p>
          </table:table-cell>
          <table:table-cell office:value-type="float" office:value="21219.022969" calcext:value-type="float">
            <text:p>21219.022969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04" calcext:value-type="float">
            <text:p>21104</text:p>
          </table:table-cell>
          <table:table-cell office:value-type="string" calcext:value-type="string">
            <text:p><text:s/>low model</text:p>
          </table:table-cell>
          <table:table-cell office:value-type="float" office:value="20965.3930371" calcext:value-type="float">
            <text:p>20965.3930371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<text:s/>low model</text:p>
          </table:table-cell>
          <table:table-cell office:value-type="float" office:value="20769.9155094" calcext:value-type="float">
            <text:p>20769.9155094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45" calcext:value-type="float">
            <text:p>20745</text:p>
          </table:table-cell>
          <table:table-cell office:value-type="string" calcext:value-type="string">
            <text:p><text:s/>low model</text:p>
          </table:table-cell>
          <table:table-cell office:value-type="float" office:value="19852.4744952" calcext:value-type="float">
            <text:p>19852.4744952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97" calcext:value-type="float">
            <text:p>20397</text:p>
          </table:table-cell>
          <table:table-cell office:value-type="string" calcext:value-type="string">
            <text:p><text:s/>low model</text:p>
          </table:table-cell>
          <table:table-cell office:value-type="float" office:value="22216.7089125" calcext:value-type="float">
            <text:p>22216.7089125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0769.5" calcext:value-type="float">
            <text:p>20769.5</text:p>
          </table:table-cell>
          <table:table-cell/>
          <table:table-cell office:value-type="float" office:value="21570.7241690333" calcext:value-type="float">
            <text:p>21570.7241690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68" calcext:value-type="float">
            <text:p>21068</text:p>
          </table:table-cell>
          <table:table-cell office:value-type="string" calcext:value-type="string">
            <text:p><text:s/>low model</text:p>
          </table:table-cell>
          <table:table-cell office:value-type="float" office:value="22276.0588081" calcext:value-type="float">
            <text:p>22276.0588081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53" calcext:value-type="float">
            <text:p>20753</text:p>
          </table:table-cell>
          <table:table-cell office:value-type="string" calcext:value-type="string">
            <text:p><text:s/>low model</text:p>
          </table:table-cell>
          <table:table-cell office:value-type="float" office:value="21387.0517145" calcext:value-type="float">
            <text:p>21387.0517145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31" calcext:value-type="float">
            <text:p>20731</text:p>
          </table:table-cell>
          <table:table-cell office:value-type="string" calcext:value-type="string">
            <text:p><text:s/>low model</text:p>
          </table:table-cell>
          <table:table-cell office:value-type="float" office:value="22257.2053111" calcext:value-type="float">
            <text:p>22257.2053111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<text:s/>low model</text:p>
          </table:table-cell>
          <table:table-cell office:value-type="float" office:value="20647.3818587" calcext:value-type="float">
            <text:p>20647.3818587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<text:s/>low model</text:p>
          </table:table-cell>
          <table:table-cell office:value-type="float" office:value="20639.9384093" calcext:value-type="float">
            <text:p>20639.9384093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<text:s/>low model</text:p>
          </table:table-cell>
          <table:table-cell office:value-type="float" office:value="22675.3984991" calcext:value-type="float">
            <text:p>22675.3984991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0431" calcext:value-type="float">
            <text:p>20431</text:p>
          </table:table-cell>
          <table:table-cell/>
          <table:table-cell office:value-type="float" office:value="21121.1510871" calcext:value-type="float">
            <text:p>21121.1510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82" calcext:value-type="float">
            <text:p>20582</text:p>
          </table:table-cell>
          <table:table-cell office:value-type="string" calcext:value-type="string">
            <text:p><text:s/>low model</text:p>
          </table:table-cell>
          <table:table-cell office:value-type="float" office:value="20249.0101873" calcext:value-type="float">
            <text:p>20249.0101873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24" calcext:value-type="float">
            <text:p>20924</text:p>
          </table:table-cell>
          <table:table-cell office:value-type="string" calcext:value-type="string">
            <text:p><text:s/>low model</text:p>
          </table:table-cell>
          <table:table-cell office:value-type="float" office:value="22700.3404285" calcext:value-type="float">
            <text:p>22700.3404285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19872" calcext:value-type="float">
            <text:p>19872</text:p>
          </table:table-cell>
          <table:table-cell office:value-type="string" calcext:value-type="string">
            <text:p><text:s/>low model</text:p>
          </table:table-cell>
          <table:table-cell office:value-type="float" office:value="20996.3589322" calcext:value-type="float">
            <text:p>20996.3589322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11" calcext:value-type="float">
            <text:p>20811</text:p>
          </table:table-cell>
          <table:table-cell office:value-type="string" calcext:value-type="string">
            <text:p><text:s/>low model</text:p>
          </table:table-cell>
          <table:table-cell office:value-type="float" office:value="19912.0855221" calcext:value-type="float">
            <text:p>19912.0855221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63" calcext:value-type="float">
            <text:p>20063</text:p>
          </table:table-cell>
          <table:table-cell office:value-type="string" calcext:value-type="string">
            <text:p><text:s/>low model</text:p>
          </table:table-cell>
          <table:table-cell office:value-type="float" office:value="20193.7129534" calcext:value-type="float">
            <text:p>20193.7129534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48" calcext:value-type="float">
            <text:p>20548</text:p>
          </table:table-cell>
          <table:table-cell office:value-type="string" calcext:value-type="string">
            <text:p><text:s/>low model</text:p>
          </table:table-cell>
          <table:table-cell office:value-type="float" office:value="22772.5196729" calcext:value-type="float">
            <text:p>22772.5196729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0535.3333333333" calcext:value-type="float">
            <text:p>20535.3333333333</text:p>
          </table:table-cell>
          <table:table-cell/>
          <table:table-cell office:value-type="float" office:value="21691.2853600667" calcext:value-type="float">
            <text:p>21691.2853600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69" calcext:value-type="float">
            <text:p>21069</text:p>
          </table:table-cell>
          <table:table-cell office:value-type="string" calcext:value-type="string">
            <text:p><text:s/>low model</text:p>
          </table:table-cell>
          <table:table-cell office:value-type="float" office:value="23550.8141467" calcext:value-type="float">
            <text:p>23550.8141467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<text:s/>low model</text:p>
          </table:table-cell>
          <table:table-cell office:value-type="float" office:value="21222.3440692" calcext:value-type="float">
            <text:p>21222.3440692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267" calcext:value-type="float">
            <text:p>20267</text:p>
          </table:table-cell>
          <table:table-cell office:value-type="string" calcext:value-type="string">
            <text:p><text:s/>low model</text:p>
          </table:table-cell>
          <table:table-cell office:value-type="float" office:value="20939.0291049" calcext:value-type="float">
            <text:p>20939.0291049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09" calcext:value-type="float">
            <text:p>20609</text:p>
          </table:table-cell>
          <table:table-cell office:value-type="string" calcext:value-type="string">
            <text:p><text:s/>low model</text:p>
          </table:table-cell>
          <table:table-cell office:value-type="float" office:value="20862.892613" calcext:value-type="float">
            <text:p>20862.892613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<text:s/>low model</text:p>
          </table:table-cell>
          <table:table-cell office:value-type="float" office:value="20800.1125537" calcext:value-type="float">
            <text:p>20800.1125537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64" calcext:value-type="float">
            <text:p>20664</text:p>
          </table:table-cell>
          <table:table-cell office:value-type="string" calcext:value-type="string">
            <text:p><text:s/>low model</text:p>
          </table:table-cell>
          <table:table-cell office:value-type="float" office:value="22377.7578201" calcext:value-type="float">
            <text:p>22377.7578201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20384.1666666667" calcext:value-type="float">
            <text:p>20384.1666666667</text:p>
          </table:table-cell>
          <table:table-cell/>
          <table:table-cell office:value-type="float" office:value="21553.4271913833" calcext:value-type="float">
            <text:p>21553.4271913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67" calcext:value-type="float">
            <text:p>20567</text:p>
          </table:table-cell>
          <table:table-cell office:value-type="string" calcext:value-type="string">
            <text:p><text:s/>low model</text:p>
          </table:table-cell>
          <table:table-cell office:value-type="float" office:value="19741.9462847" calcext:value-type="float">
            <text:p>19741.9462847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<text:s/>low model</text:p>
          </table:table-cell>
          <table:table-cell office:value-type="float" office:value="21748.2093007" calcext:value-type="float">
            <text:p>21748.2093007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<text:s/>low model</text:p>
          </table:table-cell>
          <table:table-cell office:value-type="float" office:value="20753.4797564" calcext:value-type="float">
            <text:p>20753.4797564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49" calcext:value-type="float">
            <text:p>20449</text:p>
          </table:table-cell>
          <table:table-cell office:value-type="string" calcext:value-type="string">
            <text:p><text:s/>low model</text:p>
          </table:table-cell>
          <table:table-cell office:value-type="float" office:value="22811.4542325" calcext:value-type="float">
            <text:p>22811.4542325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58" calcext:value-type="float">
            <text:p>20558</text:p>
          </table:table-cell>
          <table:table-cell office:value-type="string" calcext:value-type="string">
            <text:p><text:s/>low model</text:p>
          </table:table-cell>
          <table:table-cell office:value-type="float" office:value="21887.7157539" calcext:value-type="float">
            <text:p>21887.7157539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38" calcext:value-type="float">
            <text:p>20538</text:p>
          </table:table-cell>
          <table:table-cell office:value-type="string" calcext:value-type="string">
            <text:p><text:s/>low model</text:p>
          </table:table-cell>
          <table:table-cell office:value-type="float" office:value="21621.4782842" calcext:value-type="float">
            <text:p>21621.4782842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539.1666666667" calcext:value-type="float">
            <text:p>20539.1666666667</text:p>
          </table:table-cell>
          <table:table-cell/>
          <table:table-cell office:value-type="float" office:value="20867.6476556167" calcext:value-type="float">
            <text:p>20867.6476556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<text:s/>low model</text:p>
          </table:table-cell>
          <table:table-cell office:value-type="float" office:value="20518.9280731" calcext:value-type="float">
            <text:p>20518.9280731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96" calcext:value-type="float">
            <text:p>20096</text:p>
          </table:table-cell>
          <table:table-cell office:value-type="string" calcext:value-type="string">
            <text:p><text:s/>low model</text:p>
          </table:table-cell>
          <table:table-cell office:value-type="float" office:value="20024.8682229" calcext:value-type="float">
            <text:p>20024.8682229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48" calcext:value-type="float">
            <text:p>21248</text:p>
          </table:table-cell>
          <table:table-cell office:value-type="string" calcext:value-type="string">
            <text:p><text:s/>low model</text:p>
          </table:table-cell>
          <table:table-cell office:value-type="float" office:value="20437.2766188" calcext:value-type="float">
            <text:p>20437.2766188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68" calcext:value-type="float">
            <text:p>20468</text:p>
          </table:table-cell>
          <table:table-cell office:value-type="string" calcext:value-type="string">
            <text:p><text:s/>low model</text:p>
          </table:table-cell>
          <table:table-cell office:value-type="float" office:value="21768.4792549" calcext:value-type="float">
            <text:p>21768.4792549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53" calcext:value-type="float">
            <text:p>20453</text:p>
          </table:table-cell>
          <table:table-cell office:value-type="string" calcext:value-type="string">
            <text:p><text:s/>low model</text:p>
          </table:table-cell>
          <table:table-cell office:value-type="float" office:value="20834.8554798" calcext:value-type="float">
            <text:p>20834.8554798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3:51:46.551313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4:06:15.045164872</dc:date>
    <meta:editing-duration>PT6M55S</meta:editing-duration>
    <meta:editing-cycles>3</meta:editing-cycles>
    <meta:generator>LibreOffice/5.1.6.2$Linux_X86_64 LibreOffice_project/10m0$Build-2</meta:generator>
    <meta:document-statistic meta:table-count="1" meta:cell-count="5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title svg:x="6.507cm" svg:y="0.316cm" chart:style-name="ch2">
          <text:p>Average value</text:p>
        </chart:title>
        <chart:legend chart:legend-position="end" svg:x="14.008cm" svg:y="3.955cm" style:legend-expansion="high" chart:style-name="ch3"/>
        <chart:plot-area chart:style-name="ch4" table:cell-range-address="test_1.L1:test_1.L12 test_1.N1:test_1.N12 test_1.P1:test_1.P12" chart:data-source-has-labels="row" svg:x="0.319cm" svg:y="1.275cm" svg:width="13.37cm" svg:height="7.551cm">
          <chartooo:coordinate-region svg:x="0.61cm" svg:y="1.475cm" svg:width="12.839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_1.N1:test_1.N12" loext:label-string="high" chart:class="chart:scatter">
            <chart:domain table:cell-range-address="test_1.L1:test_1.L12"/>
            <chart:data-point chart:repeated="12"/>
          </chart:series>
          <chart:series chart:style-name="ch8" chart:values-cell-range-address="test_1.P1:test_1.P12" loext:label-string="low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test_1.L1:test_1.L12</svg:desc>
                </draw:g>
              </table:table-cell>
              <table:table-cell office:value-type="float" office:value="21307.5">
                <text:p>21307.5</text:p>
                <draw:g>
                  <svg:desc>test_1.N1:test_1.N12</svg:desc>
                </draw:g>
              </table:table-cell>
              <table:table-cell office:value-type="float" office:value="24117.04804985">
                <text:p>24117.04804985</text:p>
                <draw:g>
                  <svg:desc>test_1.P1:test_1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007.8333333333">
                <text:p>21007.8333333333</text:p>
              </table:table-cell>
              <table:table-cell office:value-type="float" office:value="23346.7756830167">
                <text:p>23346.775683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0974.5">
                <text:p>20974.5</text:p>
              </table:table-cell>
              <table:table-cell office:value-type="float" office:value="22893.0410774">
                <text:p>22893.0410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0838">
                <text:p>20838</text:p>
              </table:table-cell>
              <table:table-cell office:value-type="float" office:value="23038.9308832667">
                <text:p>23038.9308832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20597.5">
                <text:p>20597.5</text:p>
              </table:table-cell>
              <table:table-cell office:value-type="float" office:value="21837.2660218">
                <text:p>21837.2660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20864.3333333333">
                <text:p>20864.3333333333</text:p>
              </table:table-cell>
              <table:table-cell office:value-type="float" office:value="22138.6356363833">
                <text:p>22138.6356363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0612.1666666667">
                <text:p>20612.1666666667</text:p>
              </table:table-cell>
              <table:table-cell office:value-type="float" office:value="21536.22736865">
                <text:p>21536.22736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20769.5">
                <text:p>20769.5</text:p>
              </table:table-cell>
              <table:table-cell office:value-type="float" office:value="21570.7241690333">
                <text:p>21570.724169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20431">
                <text:p>20431</text:p>
              </table:table-cell>
              <table:table-cell office:value-type="float" office:value="21121.1510871">
                <text:p>21121.1510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0535.3333333333">
                <text:p>20535.3333333333</text:p>
              </table:table-cell>
              <table:table-cell office:value-type="float" office:value="21691.2853600667">
                <text:p>21691.2853600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20384.1666666667">
                <text:p>20384.1666666667</text:p>
              </table:table-cell>
              <table:table-cell office:value-type="float" office:value="21553.4271913833">
                <text:p>21553.4271913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20539.1666666667">
                <text:p>20539.1666666667</text:p>
              </table:table-cell>
              <table:table-cell office:value-type="float" office:value="20867.6476556167">
                <text:p>20867.6476556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78cm" svg:y="0.316cm" chart:style-name="ch2">
          <text:p>Standard deviation</text:p>
        </chart:title>
        <chart:legend chart:legend-position="end" svg:x="14.021cm" svg:y="3.952cm" style:legend-expansion="high" chart:style-name="ch3"/>
        <chart:plot-area chart:style-name="ch4" table:cell-range-address="test_1.L1:test_1.L12 test_1.O1:test_1.O12 test_1.Q1:test_1.Q12" chart:data-source-has-labels="row" svg:x="0.32cm" svg:y="1.275cm" svg:width="13.381cm" svg:height="7.545cm">
          <chartooo:coordinate-region svg:x="0.611cm" svg:y="1.474cm" svg:width="12.8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_1.O1:test_1.O12" loext:label-string="high" chart:class="chart:scatter">
            <chart:domain table:cell-range-address="test_1.L1:test_1.L12"/>
            <chart:data-point chart:repeated="12"/>
          </chart:series>
          <chart:series chart:style-name="ch8" chart:values-cell-range-address="test_1.Q1:test_1.Q12" loext:label-string="low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test_1.L1:test_1.L12</svg:desc>
                </draw:g>
              </table:table-cell>
              <table:table-cell office:value-type="float" office:value="336.3841553938">
                <text:p>336.3841553938</text:p>
                <draw:g>
                  <svg:desc>test_1.O1:test_1.O12</svg:desc>
                </draw:g>
              </table:table-cell>
              <table:table-cell office:value-type="float" office:value="987.198607641957">
                <text:p>987.198607641957</text:p>
                <draw:g>
                  <svg:desc>test_1.Q1:test_1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6.000182748501">
                <text:p>456.000182748501</text:p>
              </table:table-cell>
              <table:table-cell office:value-type="float" office:value="729.358030127645">
                <text:p>729.358030127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575.237603082413">
                <text:p>575.237603082413</text:p>
              </table:table-cell>
              <table:table-cell office:value-type="float" office:value="877.212782671644">
                <text:p>877.21278267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97.10301874908">
                <text:p>197.10301874908</text:p>
              </table:table-cell>
              <table:table-cell office:value-type="float" office:value="946.69491273442">
                <text:p>946.69491273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377.907263756599">
                <text:p>377.907263756599</text:p>
              </table:table-cell>
              <table:table-cell office:value-type="float" office:value="1181.46743354713">
                <text:p>1181.46743354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230.171819879556">
                <text:p>230.171819879556</text:p>
              </table:table-cell>
              <table:table-cell office:value-type="float" office:value="934.093009526012">
                <text:p>934.093009526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385.822454850242">
                <text:p>385.822454850242</text:p>
              </table:table-cell>
              <table:table-cell office:value-type="float" office:value="1378.93424275911">
                <text:p>1378.93424275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285.410406257375">
                <text:p>285.410406257375</text:p>
              </table:table-cell>
              <table:table-cell office:value-type="float" office:value="792.301498597662">
                <text:p>792.301498597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416.548676627354">
                <text:p>416.548676627354</text:p>
              </table:table-cell>
              <table:table-cell office:value-type="float" office:value="1265.52027696425">
                <text:p>1265.52027696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94.674509699544">
                <text:p>294.674509699544</text:p>
              </table:table-cell>
              <table:table-cell office:value-type="float" office:value="1174.14938312664">
                <text:p>1174.14938312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280.096709489181">
                <text:p>280.096709489181</text:p>
              </table:table-cell>
              <table:table-cell office:value-type="float" office:value="1125.45287851382">
                <text:p>1125.45287851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380.214895377162">
                <text:p>380.214895377162</text:p>
              </table:table-cell>
              <table:table-cell office:value-type="float" office:value="692.52223970411">
                <text:p>692.52223970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